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8208"/>
    </style:style>
    <style:style style:name="P2" style:family="paragraph" style:parent-style-name="Standard">
      <style:text-properties officeooo:rsid="0009586b" officeooo:paragraph-rsid="0009586b"/>
    </style:style>
    <style:style style:name="P3" style:family="paragraph" style:parent-style-name="Standard">
      <style:text-properties officeooo:paragraph-rsid="000582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ésultat accuracy première itération :</text:p>
      <text:p text:style-name="P1"/>
      <text:p text:style-name="P1"/>
      <text:p text:style-name="P1">[[0.3361000120639801, <text:s/>0.3984000086784363, 0.5249000191688538, 0.5457000136375427], </text:p>
      <text:p text:style-name="P1">[0.41280001401901245, 0.5889000296592712, 0.616100013256073, 0.6101999878883362], </text:p>
      <text:p text:style-name="P1">[ 0.492900013923645, 0.420199990272522, 0.5220999717712402, 0.6621999740600586], </text:p>
      <text:p text:style-name="P1">[0.48339998722076416, 0.5464000105857849, 0.6086000204086304, 0.6977999806404114], </text:p>
      <text:p text:style-name="P1">[ 0.5598000288009644, 0.5950000286102295, 0.6290000081062317, 0.661300003528595]]</text:p>
      <text:p text:style-name="P1"/>
      <text:p text:style-name="P1">[[0.37400001287460327, 0.43540000915527344, 0.45829999446868896, 0.5622000098228455], [ 0.34040001034736633, 0.5375000238418579, 0.6227999925613403, 0.6251999735832214], [0.3928000032901764, 0.6392999887466431, 0.6593999862670898, 0.6466000080108643], [ 0.47450000047683716,0.45669999718666077,0.6887999773025513,0.6705999970436096], [ 0.48829999566078186, 0.646399974822998 ,0.6550999879837036 , 0.684499979019165]]</text:p>
      <text:p text:style-name="P1"/>
      <text:p text:style-name="P1">[[0.4180000126361847, 0.41819998621940613, 0.5562999844551086, 0.5360999703407288], [0.48249998688697815, 0.4507000148296356, 0.6202999949455261, 0.6233000159263611], [0.38359999656677246, 0.5626000165939331, 0.4763000011444092, 0.6532999873161316], [0.41609999537467957, 0.5515999794006348, 0.652899980545044, 0.5830000042915344], [0.5371000170707703, 0.6205999851226807, 0.5864999890327454, 0.711899995803833]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6T14:15:02.874597613</meta:creation-date>
    <dc:date>2023-04-27T15:56:32.476420676</dc:date>
    <meta:editing-duration>PT4H30M4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68" meta:character-count="1277" meta:non-whitespace-character-count="1212"/>
  </office:meta>
</office:document-meta>
</file>